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0b6a40" officeooo:paragraph-rsid="000b6a4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officeooo:rsid="000be31b" officeooo:paragraph-rsid="000be31b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0be31b" officeooo:paragraph-rsid="000be31b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officeooo:rsid="000dd53d" officeooo:paragraph-rsid="000dd53d" style:font-size-asian="8.75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officeooo:rsid="000df780" officeooo:paragraph-rsid="000df780" style:font-size-asian="8.75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officeooo:rsid="000e1a55" officeooo:paragraph-rsid="000e1a55" style:font-size-asian="8.75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officeooo:rsid="000e1a55" officeooo:paragraph-rsid="000e1a55" style:font-size-asian="8.75pt" style:font-size-complex="10pt"/>
    </style:style>
    <style:style style:name="T1" style:family="text">
      <style:text-properties officeooo:rsid="000be31b"/>
    </style:style>
    <style:style style:name="T2" style:family="text">
      <style:text-properties officeooo:rsid="000dd53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004a3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004a3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de conception projet <text:span text:style-name="T1">de réalisation d’un serveur de discussion Java M3102</text:span></text:p>
      <text:p text:style-name="P2"/>
      <text:p text:style-name="P3">Réalisé par Valentin Hebert et Jason Liebault</text:p>
      <text:p text:style-name="P2"/>
      <text:p text:style-name="P5">Ce projet a pour but de réaliser un serveur de discussion où plusieurs clients <text:span text:style-name="T3">telnet</text:span> viendront s’y connecter pour ainsi communiquer entre eux. Par le fait que ce soit des clients <text:span text:style-name="T3">telne</text:span><text:span text:style-name="T5">, cela implique l’utilisation du protocole de couche quatre du modèle OSI, le protocole TCP/IP. De cette manière, cette production nous amène à utiliser et à implémenter les Threads, les sockets TCP et les flux d’entrée et de sortie depuis les sockets. </text:span><text:span text:style-name="T2">Pour permettre la mise en œuvre de ce projet, sous le langage Java, nous avons </text:span>conçu<text:span text:style-name="T2"> trois classes qui sont : </text:span></text:p>
      <text:p text:style-name="P5"/>
      <text:p text:style-name="P4"><text:tab/>- Serveur.java</text:p>
      <text:p text:style-name="P4"><text:tab/>- ClientThread.java</text:p>
      <text:p text:style-name="P4"><text:tab/>- Message.java<text:tab/></text:p>
      <text:p text:style-name="P4"/>
      <text:p text:style-name="P7">Les deux premières classes citées vont venir implémenter l’interface <text:span text:style-name="T3">Runnable</text:span><text:span text:style-name="T5"> et ainsi elles vont permettre l’utilisation des Threads et de leur méthode </text:span><text:span text:style-name="T3">run. </text:span><text:span text:style-name="T5">La classe Serveur va venir jouer le rôle du serveur et va venir instancier les Threads clients au fur et à mesure des connections </text:span><text:span text:style-name="T3">telnet</text:span><text:span text:style-name="T5"> acceptées. Ensuite c’est les objets ClientThread qui vont faire le lien entre le client et le serveur. Quant à la classe Message, elle va contenir le nom du client et le contenu de son message. C’est cette classe qui après réception d’un message par un ClientThread, va </text:span><text:span text:style-name="T6">demander aux autres ClientThread de redistribuer à leurs clients </text:span><text:span text:style-name="T4">telnet </text:span><text:span text:style-name="T6">respectifs.</text:span></text:p>
      <text:p text:style-name="P7"><text:span text:style-name="T6"/></text:p>
      <text:p text:style-name="P7"><text:span text:style-name="T6"/></text:p>
      <text:p text:style-name="P6"><text:span text:style-name="T6"/></text:p>
      <text:p text:style-name="P6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3:25:17.199000000</meta:creation-date>
    <dc:date>2018-01-04T14:34:33.734000000</dc:date>
    <meta:editing-duration>PT7M57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7" meta:word-count="225" meta:character-count="1373" meta:non-whitespace-character-count="1150"/>
  </office:meta>
</office:document-meta>
</file>